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" style:family="paragraph" style:parent-style-name="Standard">
      <style:text-properties style:font-name="Courier New" fo:font-size="10pt" fo:font-style="italic" fo:font-weight="bold" officeooo:paragraph-rsid="000b7108" style:font-size-asian="10pt" style:font-style-asian="italic" style:font-weight-asian="bold" style:font-size-complex="10pt" style:font-style-complex="italic" style:font-weight-complex="bold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>
      <style:text-properties fo:font-size="10pt" officeooo:paragraph-rsid="000b7108" style:font-size-asian="10pt" style:font-size-complex="10pt"/>
    </style:style>
    <style:style style:name="P6" style:family="paragraph" style:parent-style-name="Standard">
      <style:text-properties fo:font-size="10pt" officeooo:paragraph-rsid="000c830b" style:font-size-asian="10pt" style:font-size-complex="10pt"/>
    </style:style>
    <style:style style:name="P7" style:family="paragraph" style:parent-style-name="Standard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Standard">
      <style:text-properties fo:font-size="10pt" fo:font-style="italic" fo:font-weight="bold" officeooo:rsid="000c830b" officeooo:paragraph-rsid="000c830b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Standard">
      <style:text-properties fo:font-size="10pt" fo:font-style="italic" fo:font-weight="bold" officeooo:rsid="000b7108" officeooo:paragraph-rsid="000b7108" style:font-size-asian="10pt" style:font-style-asian="italic" style:font-weight-asian="bold" style:font-size-complex="10pt" style:font-style-complex="italic" style:font-weight-complex="bold"/>
    </style:style>
    <style:style style:name="P10" style:family="paragraph" style:parent-style-name="Standard">
      <style:text-properties style:font-name="Courier New" fo:font-size="10pt" fo:font-style="italic" fo:font-weight="bold" officeooo:paragraph-rsid="000c830b" style:font-size-asian="10pt" style:font-style-asian="italic" style:font-weight-asian="bold" style:font-size-complex="10pt" style:font-style-complex="italic" style:font-weight-complex="bold"/>
    </style:style>
    <style:style style:name="T1" style:family="text">
      <style:text-properties officeooo:rsid="000c830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s en C# que involucran la manipulación de arrays de datos de tipo double</text:p>
      <text:p text:style-name="P4"/>
      <text:p text:style-name="P7">Suma de Elementos:</text:p>
      <text:p text:style-name="P4">Desarrolla una función que reciba un array de números doubles y devuelva la suma de todos los elementos.</text:p>
      <text:p text:style-name="P4"/>
      <text:p text:style-name="P1">double SumarElementos(double[] array)</text:p>
      <text:p text:style-name="P1">{</text:p>
      <text:p text:style-name="P1"><text:s text:c="4"/>// Implementa la lógica para sumar los elementos del array</text:p>
      <text:p text:style-name="P1">}</text:p>
      <text:p text:style-name="P4"/>
      <text:p text:style-name="P7">Promedio de Elementos:</text:p>
      <text:p text:style-name="P4">Escribe una función que calcule el promedio de un array de números doubles.</text:p>
      <text:p text:style-name="P4"/>
      <text:p text:style-name="P1">double CalcularPromedio(double[] array)</text:p>
      <text:p text:style-name="P1">{</text:p>
      <text:p text:style-name="P1"><text:s text:c="4"/>// Implementa la lógica para calcular el promedio</text:p>
      <text:p text:style-name="P1">}</text:p>
      <text:p text:style-name="P4"/>
      <text:p text:style-name="P7">Buscar Elemento:</text:p>
      <text:p text:style-name="P4">Diseña una función que tome un array de números doubles y un valor, y devuelva la posición del valor en el array.</text:p>
      <text:p text:style-name="P4"/>
      <text:p text:style-name="P1">int BuscarElemento(double[] array, double valor)</text:p>
      <text:p text:style-name="P1">{</text:p>
      <text:p text:style-name="P1"><text:s text:c="4"/>// Implementa la lógica para buscar el elemento y devolver su posición</text:p>
      <text:p text:style-name="P1">}</text:p>
      <text:p text:style-name="P4"/>
      <text:p text:style-name="P7">Filtrado de Datos:</text:p>
      <text:p text:style-name="P4">Desarrolla una función que tome un array de números doubles y un valor límite, y devuelva un nuevo array con solo aquellos elementos que son mayores al valor límite.</text:p>
      <text:p text:style-name="P4"/>
      <text:p text:style-name="P1">double[] FiltrarDatos(double[] array, double limite)</text:p>
      <text:p text:style-name="P1">{</text:p>
      <text:p text:style-name="P1"><text:s text:c="4"/>// Implementa la lógica para filtrar los datos y devolver un nuevo array</text:p>
      <text:p text:style-name="P1">}</text:p>
      <text:p text:style-name="P1"/>
      <text:p text:style-name="P9">Matrices</text:p>
      <text:p text:style-name="P8">Recortar trozo de matriz:</text:p>
      <text:p text:style-name="P6">Escribe una función en C# que tome como parámetros una matriz bidimensional de números doubles, las coordenadas de inicio (fila, columna) y el tamaño del trozo (filas, columnas), y devuelva una nueva matriz que represente el trozo <text:span text:style-name="T1">acotado por las coordenadas indicadas</text:span> de la matriz original.</text:p>
      <text:p text:style-name="P6">Asegúrate de gestionar adecuadamente los casos en los que las coordenadas de inicio y el tamaño del trozo excedan las dimensiones de la matriz original.</text:p>
      <text:p text:style-name="P5"/>
      <text:p text:style-name="P2">double[,] <text:span text:style-name="T1">Recorta</text:span>Matriz(double[,] matrizOriginal, int inicioFila, int inicioColumna, int filas, int columnas)</text:p>
      <text:p text:style-name="P5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1-19T10:01:53.038000000</meta:creation-date>
    <dc:date>2024-12-03T19:09:05.329043667</dc:date>
    <meta:editing-duration>PT2H44M37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30" meta:word-count="261" meta:character-count="1646" meta:non-whitespace-character-count="1399"/>
  </office:meta>
</office:document-meta>
</file>